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language="hsb" fo:country="DE"/>
    </style:style>
    <style:style style:name="P2" style:family="paragraph" style:parent-style-name="Preformatted_20_Text">
      <style:paragraph-properties fo:break-before="page"/>
      <style:text-properties fo:language="hsb" fo:country="DE"/>
    </style:style>
    <style:style style:name="P3" style:family="paragraph" style:parent-style-name="Preformatted_20_Text">
      <style:text-properties fo:language="hsb" fo:country="DE"/>
    </style:style>
    <style:style style:name="T1" style:family="text">
      <style:text-properties style:font-name="Segoe UI" style:font-name-asian="Noto Sans Mono CJK SC" style:font-name-complex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%----------------------------------- </text:p>
      <text:p text:style-name="P1">% https://digital.slub-dresden.de/data/kitodo/BibltojeZ_478590679/BibltojeZ_478590679_tif/jpegs/00001587.tif.large.jpg </text:p>
      <text:p text:style-name="P1">%----------------------------------------------------------- </text:p>
      <text:p text:style-name="P1"/>
      <text:p text:style-name="P1">%----------------------------------- </text:p>
      <text:p text:style-name="P1"/>
      <text:p text:style-name="P1">kapitl((List swj. japoštoła Pawoła na Ephefizkich.))</text:p>
      <text:p text:style-name="P1"/>
      <text:p text:style-name="P1">staw((Prěni staw.))</text:p>
      <text:p text:style-name="P1"/>
      <text:p text:style-name="P1">detail((Dźakowanje za duchowne dobroty Bože; załožk hnadneho wuzwolenja; modlenje wo pšizporjenje wěry.))</text:p>
      <text:p text:style-name="P1"><text:s/></text:p>
      <text:p text:style-name="P1">%----------------------------------- </text:p>
      <text:p text:style-name="P1"/>
      <text:p text:style-name="P1">1. Pawoł, japoštoł Jezom Chrysta přez Božu wolu, tym swjatym we Ephezu a wěrnym w Chrystusu Jezusu: ref((2 Kor. 1, 1: 1 Kor.1, 2.))</text:p>
      <text:p text:style-name="P1"><text:s/></text:p>
      <text:p text:style-name="P1">2. Hnada budź z wami a měr wot Boha, našeho Wótca, a teho Knjeza Jezom Chrysta. ref((Rom. 1, 7.))</text:p>
      <text:p text:style-name="P1"/>
      <text:p text:style-name="P1">detail((Epistola na 5. njedźelu po třoch kralach.))</text:p>
      <text:p text:style-name="P1"><text:s/></text:p>
      <text:p text:style-name="P1">3. [Chwaleny budź Bóh a tón Wótc našeho Knjeza Jezom Chrysta, kiž nas požohnował je ze wšěm duchomnym pożohnowanjom w njebjezkich (wěcach) přez Chrystusa; ref((1 Pětr. 1, 3.))</text:p>
      <text:p text:style-name="P1"/>
      <text:p text:style-name="P1">4. Kaž nas wuzwolił je přez teho sameho, prjedy dyžli teho swěta grunt załoženy bě, zo bychmy my swjeći byli a bjez poroka před nim w lubosći; ref((Jan. 15, 16.))</text:p>
      <text:p text:style-name="P1"><text:s/></text:p>
      <text:p text:style-name="P1">5. A je nas sebi prjedy wustajił k dźěćatztwu přez Jezom Chrysta, po dobrym zpodobanju swojeje wole, ref((Rom. 8, 1b.))</text:p>
      <text:p text:style-name="P1"><text:s/></text:p>
      <text:p text:style-name="P1">6. K chwalbje swojeje krasneje hnady, přez kotruž wón nas je zpodobnych sčinił w tym lubowanyml; ref((Mat. 3, 17.))</text:p>
      <text:p text:style-name="P1"><text:s/></text:p>
      <text:p text:style-name="P1">7. Na kotrymž my mamy to wumoženje přez jeho krej, tych hrěchow wodaće, po tym bohatztwje jeho hnady, ref((Jap. zk. 20, 28.))</text:p>
      <text:p text:style-name="P1"><text:s/></text:p>
      <text:p text:style-name="P1">8. Kotraž so nam bohaće je doztała přez wšelki rozum a mudrosć; </text:p>
      <text:p text:style-name="P1"/>
      <text:p text:style-name="P1">9. A je nam k wědźenju dał tu potajnozć swojeje wole po swojim dobrym zpodobanju, kotrež wón běše wustajił sam při sebi, ref((Kol. 1, 26.)) </text:p>
      <text:p text:style-name="P1"/>
      <text:p text:style-name="P1">10. So by prědowane było, jako tón čas bě dopjelnjeny, tak zo bychu wšitke wěcy na jene zhromadźene byłe w Chrystusu, wšitko, štož na njebjesach a štož na zemi je, přez njeho sameho; ref((Gal. 4, 4.)) </text:p>
      <text:p text:style-name="P1"/>
      <text:p text:style-name="P1">11. Přez kotrehož my tež k temu herbztwu smy pšipušćeni, kiž my smy prjedy wuztajeni, po tym naztajenju teho, kiž wšitke wěcy čini po radźe swojeje wole, ref((Jap. zk. 26, 18.)) </text:p>
      <text:p text:style-name="P1"/>
      <text:p text:style-name="P1">12. Tak zo bychmy něšto byli k chwalbje jeho krasnosće, kiž my smy prjedy nadźiju měli w Chrystusu; ref((Gal. 3, 23. 25.))</text:p>
      <text:p text:style-name="P1"><text:s/></text:p>
      <text:p text:style-name="P1">13. Přez kotrehož tež wy sće słyšeli to słowo teje prawdy, to je to ewangelion wot wašeje zbóžnozće; přez kotrehož wy tež, jako wy wěrješće, zazyglowani sće z tym swjatym Duchom teho slubjenja, ref((St. 4, 30.))</text:p>
      <text:p text:style-name="P1"><text:s/></text:p>
      <text:p text:style-name="P1">14. Kiž je zawdawk našeho herbztwa na naše wumoženje, zo bychmy sami jeho byli k <text:soft-page-break/>chwalbje jeho česće. ref((2 Kor. 1, 22.))</text:p>
      <text:p text:style-name="P1"/>
      <text:p text:style-name="P1">%----------------------------------- </text:p>
      <text:p text:style-name="P1"/>
      <text:p text:style-name="P1">detail((Epistola na 2. swjedźeń swjatkow.))</text:p>
      <text:p text:style-name="P1"/>
      <text:p text:style-name="P1">%----------------------------------- </text:p>
      <text:p text:style-name="P1"><text:s/></text:p>
      <text:p text:style-name="P1">15. [Teho dla tež ja, hdyž słyšał sym wot teje wěry, kotruž wy maće na teho Knjeza Jezusa a wot wašeje lubosće k wšitkim swjatym, ref((Kol. 1, 4.)) </text:p>
      <text:p text:style-name="P1"/>
      <text:p text:style-name="P1">16. Njepšeztawam so za was dźakować a spominam na was w mojej modlitwje, </text:p>
      <text:p text:style-name="P1"/>
      <text:p text:style-name="P1">17. So by Bóh našeho Knjeza Jezom Chrysta, tón Wótc teje česće, wam dał ducha teho rozuma a zjewjenja, k swojemu samemu póznaću, </text:p>
      <text:p text:style-name="P1"/>
      <text:p text:style-name="P1">18. A rosswětlenej woči wašeje mysle, zo byšće wy póznali, kotra ta nadźija je wašeho powołanja, a kotre je to bohatstwo jeho krasneho herbztwa za swojich swjatych, ref((2 Kor. 4, 4.)) </text:p>
      <text:p text:style-name="P1"/>
      <text:p text:style-name="P1">19. Tež kotra je ta jeho přez měru wulka móc přećiwo nam, kiž my wěrimy, po tym dokonjenju jeho mózneje sylnozće. ref((1 gor. 2, 5.))</text:p>
      <text:p text:style-name="P2">%----------------------------------- </text:p>
      <text:p text:style-name="P1">% https://digital.slub-dresden.de/data/kitodo/BibltojeZ_478590679/BibltojeZ_478590679_tif/jpegs/00001588.tif.large.jpg </text:p>
      <text:p text:style-name="P1">%----------------------------------------------------------- </text:p>
      <text:p text:style-name="P1"/>
      <text:p text:style-name="P1">%----------------------------------- </text:p>
      <text:p text:style-name="P1"/>
      <text:p text:style-name="P1">detail((Epistola na Bože spěće.))</text:p>
      <text:p text:style-name="P1"/>
      <text:p text:style-name="P1">%----------------------------------- </text:p>
      <text:p text:style-name="P1"/>
      <text:p text:style-name="P1">20. <text:span text:style-name="T1">[</text:span>Bóh je móznu sylnozć wopokazał na Chrystusu, jako jeho je wot morwych horje zbudźił a jeho sadźił na swoju prawicu w njebjesach, ref((Jap. zk. 3, 15.)) </text:p>
      <text:p text:style-name="P1"/>
      <text:p text:style-name="P1">21. Wyše wšitke fěršćinztwa, krasnosće, mocy, knjejztwa a na wšitko, štož mjeno ma a mjenowane budźe, nic jeno na tym swěće, ale tež w přichodnym; </text:p>
      <text:p text:style-name="P1"/>
      <text:p text:style-name="P1">22. A je wšitko pod jeho nohi podał a jeho postajił za hłowu na wšitko tej cyrkwi, ref((Ps. 8, 7. 8.))</text:p>
      <text:p text:style-name="P1"><text:s/></text:p>
      <text:p text:style-name="P1">23. Kotraž jeho ćěło je a dopjelnozć teho, kiž wšitko we wšitkich napjelni.<text:span text:style-name="T1">]</text:span> ref((Rom. 12, 5.))</text:p>
      <text:p text:style-name="P1"/>
      <text:p text:style-name="P1">%----------------------------------- </text:p>
      <text:p text:style-name="P1"/>
      <text:p text:style-name="P1">staw((2. Staw.))</text:p>
      <text:p text:style-name="P1"/>
      <text:p text:style-name="P1">detail((Hubjenozć čłowjeka zwonkach Chrystusa, a zbóžne žiwjenje w Chrystusu.))</text:p>
      <text:p text:style-name="P1"/>
      <text:p text:style-name="P1">%----------------------------------- </text:p>
      <text:p text:style-name="P1"/>
      <text:p text:style-name="P1">1. A tež was je wón horje zbudźił z Khryztusom, jako wy morwi běšće přez přestupjenje a přez hrěchi, ref((Kol. 2, 13.))</text:p>
      <text:p text:style-name="P1"><text:s/></text:p>
      <text:p text:style-name="P1">2. W kotrychž wy něhdy sće chodźili po wašnju teho swěta a po fěršće, kotryž na wětře knježi; to je po tym duchu, kotryž nětk swoje činjenje ma w dźěćoch teje njewěry, ref((Tit. 3, 3.)) </text:p>
      <text:p text:style-name="P1"/>
      <text:p text:style-name="P1">3. Bjez kotrymiž tež my wšitcy něhdy khodźachmy w žadosćach našeho ćěła a činjachmy to, štož so spodobaše ćěłu a myslam, a běchmy z pširodźenja dźěći teho hněwa, runje jako tež ći druzy. ref((Kol: 3, 7.))</text:p>
      <text:p text:style-name="P1"/>
      <text:p text:style-name="P1">%----------------------------------- </text:p>
      <text:p text:style-name="P1"/>
      <text:p text:style-name="P1">detail((Epistola na njedźelu Exaudi.))</text:p>
      <text:p text:style-name="P1"/>
      <text:p text:style-name="P1">%----------------------------------- </text:p>
      <text:p text:style-name="P1">4. Ale Bóh, kiž je bohaty na smilnozći, swojeje wulkeje miłosće dla, z kotrejž wón nas je lubował, ref((St. 1, 7.)) </text:p>
      <text:p text:style-name="P1"/>
      <text:p text:style-name="P1">5. Jako my morwi běchmy w hrěchach, je nas z Khryztusom žiwych sčinił (přetož z hnadu sće wy zbóžni sčinjeni); ref((Rom. 5, 6 x.)) </text:p>
      <text:p text:style-name="P1"/>
      <text:p text:style-name="P1">6. Tež je nas z nim zbudźił a sobu z nim na njebjeske sadźił w Chrystusu Jezusu, ref((2 Kor. 4, 14.)) </text:p>
      <text:p text:style-name="P1"/>
      <text:p text:style-name="P1">7. Tak zo by wón wopokazał w pšichodnych časach to přez měru wulke bohatstwo swojeje hnady, ze swojeje dobroćiwozće, kotruž wón nad nami zjewi w Chrystusu Jezusu. </text:p>
      <text:p text:style-name="P1"/>
      <text:p text:style-name="P1">8. Přetož z hnady sće wy zbóžni sčinjeni přez wěru (a to njeje wot was: Boži dar to je); ref((Gal. 2, 16.)) </text:p>
      <text:p text:style-name="P1"><text:soft-page-break/></text:p>
      <text:p text:style-name="P1">9. Nic ze skutkow, zo by so nichtó njekhwalił. </text:p>
      <text:p text:style-name="P1"/>
      <text:p text:style-name="P1">10. Přetož my smy jeho skutk, ztworjeni w Chrystusu Jezusu k dobrym skutkam, na kotrež Bóh nas prjedy je zhotował, zo bychmy w nich chodźili. ref((Ps. 100,3. Tit. 2, 11.)) </text:p>
      <text:p text:style-name="P1"/>
      <text:p text:style-name="P1">11. Teho dla zpomńće na to, zo wy, kiž wy něhdy sće póhanjo byli po ćěle a njewobrězk mjenowani běšće wot tych, kiž su mjenowani to wobrězanje po ćěle, kotrež so z ruku stanje, ref((St. 5, 8. 1 Kor. 12, 2.)) </text:p>
      <text:p text:style-name="P1"/>
      <text:p text:style-name="P1">12. So wy w tamnym času sće bjez Chrystusa byli, cuzy a wotdźěleni wot Israelskeho měšćanztwa, tež cuzy wot tych zakonjow teho sluba; a njeměješće žaneje nadźije a běšće bjez Boha na swěće; ref((Neh. 2, 20. Rom. 9, 4.)) </text:p>
      <text:p text:style-name="P1"/>
      <text:p text:style-name="P1">13. Nětk pak sće wy w Chrystusu Jezusu, kiž něhdy dalozy sće byli, blizzy sčinjeni přez tu krej Chrystusowu. </text:p>
      <text:p text:style-name="P1"/>
      <text:p text:style-name="P1">14. Přetož wón je naš měr, kiž wot wobeju je jene sčinił a je wotłamał płót, kotryž srjedźa běše, a přez swoje ćěło preč wzał to njepšećelztwo, ref((Jez. 9, 6. Jap. zk. 10, 36.)) </text:p>
      <text:p text:style-name="P1"/>
      <text:p text:style-name="P1">15. To je, wón je tón zakoń tych kaznjow, kiž wosebne wučby měješe, zahubił, zo tajke wučby wjazy njepłaća; zo by tak wot dweju (wot Žida a wot póhana) jeneho noweho čłowjeka (abo křesćana) sam přez so stworił a měr sčinił; ref((Kol. 2, 14.))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89.tif.large.jpg </text:p>
      <text:p text:style-name="P1">%----------------------------------------------------------- </text:p>
      <text:p text:style-name="P1"/>
      <text:p text:style-name="P1">16. A zo by wón wobeju w jednym ćěle z Bohom zjednał, přez tón křiž, na kotrymž wón sam přez so to njepšećelztwo je morił; ref((Kol. 1, 20.)) </text:p>
      <text:p text:style-name="P1"/>
      <text:p text:style-name="P1">17. A je přišoł a měr připowědał přez to ewangelion tak derje wam, kiž wy daloko běšće, jako tež tym, kotřiž blisko běchu; </text:p>
      <text:p text:style-name="P1"/>
      <text:p text:style-name="P1">18. Přetož přez njeho mój wobaj dwaj mamój w jednym duchu pšiztup k temu Wótcu. ref((Jan. 14, 6.))</text:p>
      <text:p text:style-name="P1"/>
      <text:p text:style-name="P1">%----------------------------------- </text:p>
      <text:p text:style-name="P1"/>
      <text:p text:style-name="P1">detail((Epistola na swjatočničku.))</text:p>
      <text:p text:style-name="P1"/>
      <text:p text:style-name="P1">%----------------------------------- </text:p>
      <text:p text:style-name="P1"/>
      <text:p text:style-name="P1">19. [Dha teho dla wy nětk njejsće wjazy hozćo a podróžnizy, ale běrgarjo z tymi swjatymi a Boži domjacy, ref((Phil. 3, 20. Hebr. 12, 22. 23.)) </text:p>
      <text:p text:style-name="P1"/>
      <text:p text:style-name="P1">20. Natwarjeni na grunt tych japoštołow a profetow, hdźež Jezus Chrystus sam róžkny kamjeń je, </text:p>
      <text:p text:style-name="P1"/>
      <text:p text:style-name="P1">21. Na kotrymž to cyłe twarjenje hromadu zwjazane rozće k swjatemu templu w tym Knjezu, ref((St. 4, 16.)) </text:p>
      <text:p text:style-name="P1"/>
      <text:p text:style-name="P1">22. Na kotrymž tež wy sobu ztwarjeni sće k Božemu wobydlenju w tym Duchu.<text:span text:style-name="T1">]</text:span> ref((1 Pětr. 2, 5.)) </text:p>
      <text:p text:style-name="P1"/>
      <text:p text:style-name="P1">%----------------------------------- </text:p>
      <text:p text:style-name="P1"/>
      <text:p text:style-name="P1">staw((3. Staw.))</text:p>
      <text:p text:style-name="P1"/>
      <text:p text:style-name="P1">detail((Chwalba prědaŕzkeho zaztojńztwa, jako pomozneje wěcy wobroćenja.))</text:p>
      <text:p text:style-name="P1"/>
      <text:p text:style-name="P1">%----------------------------------- </text:p>
      <text:p text:style-name="P1"/>
      <text:p text:style-name="P1">1. Teho dla ja, Pawoł, kiž sym jaty Chrystusowy Jezusowy za was pohanow, ref((Jap. zk. 21, 33. Phil. 1, 7.)) </text:p>
      <text:p text:style-name="P1"/>
      <text:p text:style-name="P1">2. Dokelž sće słyšeli wot teho zaztojńztwa teje hnady Božeje, kotrež mi waše dla date je, ref((Jap. zk. 9, 15.)) </text:p>
      <text:p text:style-name="P1"/>
      <text:p text:style-name="P1">3. So mi přez Bože zjewjenje je k wědźenju sčinjene to potajnztwo, kaž ja wam prjedy z krótkim sym pisał, </text:p>
      <text:p text:style-name="P1"/>
      <text:p text:style-name="P1">4. S kotrehož, hdyž jo lazujeće, wy zrozumić móžeće moju wědomnozć w tym Chrystusowym potajnztwje, ref((Kol. 4, 3.)) </text:p>
      <text:p text:style-name="P1"/>
      <text:p text:style-name="P1">5. Kotrež w zachodnym času njeje zjewjene było tym čłoróskim dźěćom, jako nětko je zjewjene jeho swjatym japoštołam a profetam přez Ducha; </text:p>
      <text:p text:style-name="P1"/>
      <text:p text:style-name="P1">6. To je, zo póhanjo su sobuherbojo a jene ćěło, tež runje dostojni jeho sluba w Chrystusu, přez to ewangelion, ref((Gal. 3, 28. 29.)) </text:p>
      <text:p text:style-name="P1"/>
      <text:p text:style-name="P1">7. Kotrehož ja sym słužomnik postajeny po darje teje hnady Božeje, kiž mi data je po zamóženju jeho mocy; ref((Rom. 1, 5.)) </text:p>
      <text:p text:style-name="P1"/>
      <text:p text:style-name="P1"><text:soft-page-break/>8. Mi, temu najnižšemu bjez wšitkimi swjatymi, je data ta hnada, zo bych bjez tymi pohanami připowědał to njedowuslědźene bohatstwo Chrystusowe; ref((1 Kor. 15, 9. 10. Jap. zk. 9, 15. Gal. 1, 16.)) </text:p>
      <text:p text:style-name="P1"/>
      <text:p text:style-name="P1">9. A zo bych rosswěćił wšitkich, što to je to rune doztaće teho potajnstwa, kotrež wot spočatka teho swěta hew je potajene było w Bosy, kiž wšitke wěcy je stworił přez Jezom Chrysta, ref((Jap. zk. 26, 188. Rom. 16, 25.)) </text:p>
      <text:p text:style-name="P1"/>
      <text:p text:style-name="P1">10. Tak zo by nětko wědomna była zčinjena tym fěršćinztwam a knjejztwam na njebjesach přez cyrkej ta wšelka mudrosć Boža, ref((1 Pětr. 1, 12.)) </text:p>
      <text:p text:style-name="P1"/>
      <text:p text:style-name="P1">11. Po tym wěčnym poztajenju, kotrež wón je sčinił w Chrystusu Jezusu, našim Knjezu, </text:p>
      <text:p text:style-name="P1"/>
      <text:p text:style-name="P1">12. Přez kotrehož my mamy tu chrobłosć a tón pšiztup z cyłeje nadźije přez wěru do njeho. ref((Jan. 14, 6.)) </text:p>
      <text:p text:style-name="P1"/>
      <text:p text:style-name="P1">13. Dha prošu ja, zo by so wam njewoztudźiło w mojich žałozćach, kotrež ja za was ćerpju, dokelž to waša česć je. ref((1 Thes. 3, 3.)) </text:p>
      <text:p text:style-name="P1"/>
      <text:p text:style-name="P1">%----------------------------------- </text:p>
      <text:p text:style-name="P1"/>
      <text:p text:style-name="P1">detail((Epistola na 16. njedźelu po swj. Trojicy.))</text:p>
      <text:p text:style-name="P1"/>
      <text:p text:style-name="P1">%----------------------------------- </text:p>
      <text:p text:style-name="P1"/>
      <text:p text:style-name="P1">14. [Teho dla zhibuju ja swoje kolena k Wótcu našeho Knjeza Jezom Chrysta, </text:p>
      <text:p text:style-name="P1"/>
      <text:p text:style-name="P1">15. Kiž tón prawy Wóćez je nade wšitkimi, kotrymž dźěći rěkaju w njebjesach a na zemi, </text:p>
      <text:p text:style-name="P1"/>
      <text:p text:style-name="P1">16. So by wón wam dał po tym bohatztwje swojeje krasnosće, zo byšće přez jeho Ducha na znutsknym čłowjeku so z mozu posylnili, ref((St. 6, 10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0.tif.large.jpg </text:p>
      <text:p text:style-name="P1">%----------------------------------------------------------- </text:p>
      <text:p text:style-name="P1"/>
      <text:p text:style-name="P1">17. Tak zo by Chrystus přez wěru bydlił we wašich wutrobach, wy pak w lubosći zakorjenjeni a załoženi byli; </text:p>
      <text:p text:style-name="P1"/>
      <text:p text:style-name="P1">18. Zo byšće zapřijeć móhli ze wšěmi swjatymi, kotra je ta šěrokozć a dołhozć a wysokozć a hłubokosć; ref((Hiob. 11, 8. 9.)) </text:p>
      <text:p text:style-name="P1"/>
      <text:p text:style-name="P1">19. Tež póznali, *zo Chrystusa lubować wjele lěpje je, dyžli wšitko wjedźić, zo byšće napjelnjeni byli ze wšej Božej połnozću. * (abo: Chrystusowu lubosć, kotraž wšak wšitke póznaće přetrjechi). </text:p>
      <text:p text:style-name="P1"/>
      <text:p text:style-name="P1">20. Temu pak, kiž přez měru činić móže pře wšitko, štož prosymy abo myslimy, po tej mocy, kotraž we nas mócna je, ref((Rom. 16, 25.)) </text:p>
      <text:p text:style-name="P1"/>
      <text:p text:style-name="P1">21. Temu budź česć w tej zyrkwinej gmejnje, kotraž w Khryztu Jezusu je, kóždy čas, wot wěčnosće hač do wěčnosće. Hamjen.<text:span text:style-name="T1">]</text:span> ref((Rom. 186, 27.)) </text:p>
      <text:p text:style-name="P1"/>
      <text:p text:style-name="P1">%----------------------------------- </text:p>
      <text:p text:style-name="P1"/>
      <text:p text:style-name="P1">staw((4. Staw.))</text:p>
      <text:p text:style-name="P1"/>
      <text:p text:style-name="P1">detail((Napominanje k bohabojozći a k jednoće, wužitneho horjeztpića Chrystusoweho dla, a zo so dyrbja hrěchow a złózćow hladać.))</text:p>
      <text:p text:style-name="P1"/>
      <text:p text:style-name="P1">detail((Epistola na 17. njedźelu po swj. Trojicy.))</text:p>
      <text:p text:style-name="P1"/>
      <text:p text:style-name="P1">%----------------------------------- </text:p>
      <text:p text:style-name="P1"/>
      <text:p text:style-name="P1">1. [Teho dla napominam was ja jaty w tym Knjezu, zo byšće chodźili, kaž so hodźi po tym powołanju, z kotrymž powołani sće, ref((Jap. zk. 21, 33.)) </text:p>
      <text:p text:style-name="P1"/>
      <text:p text:style-name="P1">2. Se wšej ponižnozću a ćichej myslu, ze zćeŕpnozću, a znjezće jedyn druheho w lubosći; ref((Kol. 3, 12.)) </text:p>
      <text:p text:style-name="P1"/>
      <text:p text:style-name="P1">3. A hladajće swěru na to, zo byšće jednotu teho ducha zdźerželi, přez zwjazk teho měra; </text:p>
      <text:p text:style-name="P1"/>
      <text:p text:style-name="P1">4. Jene ćěło a jedyn duch, jako wy tež powołani sće na jenu nadźiju wašeho powołanja; ref((Rom. 12, 5. Jan. 14, 23.)) </text:p>
      <text:p text:style-name="P1"/>
      <text:p text:style-name="P1">5. Jedyn Knjez, jena wěra, jena křćenica; ref((5 Mójz. 6, 4. 1 Kor. 8, 4. 6.)) </text:p>
      <text:p text:style-name="P1"/>
      <text:p text:style-name="P1">6. Jedyn Bóh a Wóćez wšitkich, kiž je wyše wšitkich a přez wšitkich a we was wšitkich.<text:span text:style-name="T1">]</text:span> ref((Mal. 2, 10. 1 Kor. 12, 6.)) </text:p>
      <text:p text:style-name="P1"/>
      <text:p text:style-name="P1">7. Kóždemu pak bjez nami je hnada data po tej měrje Chrystusoweho dara. ref((1 Kor. 12, 11.)) </text:p>
      <text:p text:style-name="P1"/>
      <text:p text:style-name="P1">8. Teho dla praji wón: Wón je horjeztpił do wysokosće a je jastwo jate wjedł a ludźom dary dawał. ref((Ps. 68, 19.)) </text:p>
      <text:p text:style-name="P1"/>
      <text:p text:style-name="P1">9. So pak je horjeztpił, što to je, chiba zo wón tež je dele stupił do najzpódnišich městow teje zemje? </text:p>
      <text:p text:style-name="P1"/>
      <text:p text:style-name="P1">10. Tón, kiž je dele stupił, je tež tón samy, kiž je horjeztpił wyše wšitkich njebjesow, zo by wšitko napjelnił. </text:p>
      <text:p text:style-name="P1"/>
      <text:p text:style-name="P1"><text:soft-page-break/>11. A wón je někotrych dał k japoštołam, někotrych pak k profetam, někotrych k evangeliztam, někotrych pak k paztyrjam a k wučerjam, ref((1 Kor. 12, 28. Jap. zk. 11, 27.)) </text:p>
      <text:p text:style-name="P1"/>
      <text:p text:style-name="P1">12. So bychu so ći swjeći porjedźili na dźěło teho hamta, přez kotryž Chrystusowe ćěło by natwarjene było; </text:p>
      <text:p text:style-name="P1"/>
      <text:p text:style-name="P1">13. Hač my wšitcy dóńdźemy k jenakej wěrje a póznaću teho Syna Božeho, a dokonjany muž budźemy po tej měrje tych dopjelnjenych lětow Chrystusowych; ref((St. 3, 18. 19.)) </text:p>
      <text:p text:style-name="P1"/>
      <text:p text:style-name="P1">14. So bychmy wjazy dźěći njebyli a so njedali tam a sem khabłać a wokoło hnać wot kóždeho wětra teje wučby, přez tych ludźi šibałztwo a lesnosć, z kotrejž na nas łakaju, zo bychu nas zawjedli. ref((1 Kor. 14, 20.)) </text:p>
      <text:p text:style-name="P1"/>
      <text:p text:style-name="P1">15. Budźmy pak prawje swěrni na lubosći a rozćmy we wšitkim na tym, kiž ta hłowa je, to je Chrystus; ref((St. 5, 23.)) </text:p>
      <text:p text:style-name="P1"/>
      <text:p text:style-name="P1">16. Na kotrymž to cyłe ćěło, přistojnje złožene a zanknjene na wšěch stawach, přez jene zhibadło temu druhemu k pomocy přińdźe, |z rukomaj něšto dobre, zo by dapo zamóženju, kotrež w kóždym zhibadle je po swojej měrje a čini, zo ćěło rozće a so samo twari, a to wšitko w lubosći. ref((Rom. 12, 5. 1 Kor. 12, 12.))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1.tif.large.jpg </text:p>
      <text:p text:style-name="P1">%----------------------------------------------------------- </text:p>
      <text:p text:style-name="P1"/>
      <text:p text:style-name="P1">17. To praju ja teho dla a swědču w tym Knjezu, zo njebyšće wy wjazy tak chodźili, kaž ći druzy póhanjo chodźa, po kničomnozći swojeje mysle, ref((Rom. 1, 21.)) </text:p>
      <text:p text:style-name="P1"/>
      <text:p text:style-name="P1">18. Kotrychž rozum je zaćmity, a su wotdźěleni wot Božeho žiwjenja přez tu njewědomnozć, kotraž w nich je, přez zaslepjenje jich wutroby; ref((St. 2, 12. 1 Thes. 4, 5.)) </text:p>
      <text:p text:style-name="P1"/>
      <text:p text:style-name="P1">19. Kiž su ztwjerdnjeni a su so podali na njepózćiwozć a ćěrja wšelku nječiztozć a lakomnozć. ref((Rom. 1, 24. 26.)) </text:p>
      <text:p text:style-name="P1"/>
      <text:p text:style-name="P1">20. Wy pak njejsće Chrystusa tak nawukli; </text:p>
      <text:p text:style-name="P1"/>
      <text:p text:style-name="P1">21. Jeli zo jeno wot njeho sće słyšeli a w nim sće wučeni, kak w Jezusu ta prawda je. </text:p>
      <text:p text:style-name="P1"/>
      <text:p text:style-name="P1">%----------------------------------- </text:p>
      <text:p text:style-name="P1"/>
      <text:p text:style-name="P1">detail((Epistola na 19. njedźelu po swj. Trojicy.))</text:p>
      <text:p text:style-name="P1"/>
      <text:p text:style-name="P1">%----------------------------------- </text:p>
      <text:p text:style-name="P1"/>
      <text:p text:style-name="P1">22. [Dha wotpołožće po prěńšim wašnju teho stareho čłowjeka, kiž přez jebate lóšty so skazy; ref((Rom. 6, 6. Kol. 3, 8. 1 Pětr. 2, 1.)) </text:p>
      <text:p text:style-name="P1"/>
      <text:p text:style-name="P1">23. Wobnorbće so pak w duchu swojeje mysle, Rom. 12, 2. Kol. 3, 10. </text:p>
      <text:p text:style-name="P1"/>
      <text:p text:style-name="P1">24. A woblečće so teho noweho čłowjeka, kotryž po Bosy ztworjeny je we wěrnej prawdosći a swjatosći. ref((1 Mójz. 1, 26. 27.)) </text:p>
      <text:p text:style-name="P1"/>
      <text:p text:style-name="P1">25. Teho dla wotkładźće łžu a ryčće wěrnosć, kóždy ze swojim bližšim, dokelž my stawy smy bjez sobu. ref((Kol. 3, 9. Rom. 12, 5.)) </text:p>
      <text:p text:style-name="P1"/>
      <text:p text:style-name="P1">26. Hněwaće-li wy so, dha njehrěšće. šim hněwje zakhadźeć. ref((Ps. 4, 5. Jak. 1, 19.)) </text:p>
      <text:p text:style-name="P1"/>
      <text:p text:style-name="P1">27. Njedajće tež města temu, kiž hani. ref((1 Pětr. 5, 9. Jak. 4, 7.)) </text:p>
      <text:p text:style-name="P1"/>
      <text:p text:style-name="P1">28. Štóž kranył je, tón njekrań wjazy; ale njech so prózuje a dźěła Njedajće słóncu na wa| wać měł potrjebnemu.<text:span text:style-name="T1">]</text:span> ref((1 Thes. 4, 11.)) </text:p>
      <text:p text:style-name="P1"/>
      <text:p text:style-name="P1">29. Njedajće žanej zhniłej rěči z wašeho erta won hić, ale kotraž dobra je k polěpšenju, hdźež trjeba je, zo by lubozna była k słyšenju. ref((Kol. 3, 16. 17.)) </text:p>
      <text:p text:style-name="P1"/>
      <text:p text:style-name="P1">30. A njezrudźće teho swjateho Božeho Ducha, z kotrymž wy sće zazyglowani na dźeń teho wumoženja. </text:p>
      <text:p text:style-name="P1"/>
      <text:p text:style-name="P1">31. Wšitka hóŕkozć a surowosć a hněw a hawtowanje a złe ryčenje budź daloko wot was, ze wšitkej złósću; ref((Kol. 3, 8.)) </text:p>
      <text:p text:style-name="P1"/>
      <text:p text:style-name="P1">32. Budźće pak jedyn přećiwo druhemu dobroćiwi, miłosćiwi, a wodajće sebi, jako tež wam Bóh w Chrystusu je wodawał. ref((Phil. 2, 1. Kol. 3, 12.)) </text:p>
      <text:p text:style-name="P1"/>
      <text:p text:style-name="P1">%----------------------------------- </text:p>
      <text:p text:style-name="P1"/>
      <text:p text:style-name="P1"><text:soft-page-break/>staw((5. Staw.))</text:p>
      <text:p text:style-name="P1"/>
      <text:p text:style-name="P1">detail((Napominanje k swjatemu žiwjenju; wučba za mandźelzkich, mužow a žony.))</text:p>
      <text:p text:style-name="P1"/>
      <text:p text:style-name="P1">detail((Epistola na njedźelu Oculi.))</text:p>
      <text:p text:style-name="P1"/>
      <text:p text:style-name="P1">%----------------------------------- </text:p>
      <text:p text:style-name="P1"/>
      <text:p text:style-name="P1">1. <text:span text:style-name="T1">[</text:span>Čińće teho dla po Bosy, jako lube dźěći, </text:p>
      <text:p text:style-name="P1"/>
      <text:p text:style-name="P1">2. A khodźće w lubosći, jako tež Chrystus nas je lubował a je so sam za nas podał za dar a wopor, Bohu k słódkemu wonjenju. ref((Mark. 12, 31.)) </text:p>
      <text:p text:style-name="P1"/>
      <text:p text:style-name="P1">3. Kurwarstwo pak a wša nječiztozć abo lakomztwo njedyrbi tež bjez wami mjenowane być, jako so swjatym słuša; ref((Kol. 3, 5.)) </text:p>
      <text:p text:style-name="P1"/>
      <text:p text:style-name="P1">4. Tež nic njehorne słowa a nabłazne ryče abo žorty, kiž wam njepšizteja, ale wjele wjazy dźakowanje. ref((St. 4, 29.)) </text:p>
      <text:p text:style-name="P1"/>
      <text:p text:style-name="P1">5. Přetož to dyrbiće wy wjedźić, zo žadyn kurwaŕ abo nječisty abo lakomny, kotryž je pšibóžnik, nima herbztwa na Chrystusowym a Božim kralestwje. </text:p>
      <text:p text:style-name="P1"/>
      <text:p text:style-name="P1">6. Njedajće so nikomu zawjezć z prózdnymi ryčemi; přetož tych wěcow dla přińdźe hněw Boži na dźěći teje njewěry. ref((Mat. 24, 4. Mark. 13, 5. Luk. 21, 8. 1Kór. 15, 33. 2 Thes. 2, 3.))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2.tif.large.jpg </text:p>
      <text:p text:style-name="P1">%----------------------------------------------------------- </text:p>
      <text:p text:style-name="P1"/>
      <text:p text:style-name="P1">7. Teho dla njebudźće jich towaŕšojo. </text:p>
      <text:p text:style-name="P1"/>
      <text:p text:style-name="P1">8. Přetož wy běšće prjedy ćěmnosć, nětk pak sće swětłosć w tym Knjezu. Khodźće jako dźěći teho swětła. ref((1 Pětr. 2, 9. Jan. 12, 36.)) </text:p>
      <text:p text:style-name="P1"/>
      <text:p text:style-name="P1">9. Teho ducha płód so wopokazuje we wšej dobroće a prawdosći a wěrnosći.<text:span text:style-name="T1">]</text:span> </text:p>
      <text:p text:style-name="P1"/>
      <text:p text:style-name="P1">10. Tež zpytajće, što by temu Knjezej spodobne było; ref((Rom. 12, 2.)) </text:p>
      <text:p text:style-name="P1"/>
      <text:p text:style-name="P1">11. A njemějće ničo činić z tymi njepłódnymi skutkami teje ćmy, ale swaŕće wjele bóle na nje. ref((2 Kor. 6, 14. 2 Thes. 3, 14.)) </text:p>
      <text:p text:style-name="P1"/>
      <text:p text:style-name="P1">12. Přetož štož so skradźu wot nich stanje, to je tež hroznje prajić. </text:p>
      <text:p text:style-name="P1"/>
      <text:p text:style-name="P1">13. To wšitko pak budźe zjawne, hdyž budźe wot swětła dowjedźene. Přetož wšitko, štož budźe zjawne, to je swětło. </text:p>
      <text:p text:style-name="P1"/>
      <text:p text:style-name="P1">14. Teho dla praji wón: Wozuć, kiž ty spiš, a stawaj wot morwych, dha budźe će Chrystus rozswětlić. ref((Jez. 60, 1.)) </text:p>
      <text:p text:style-name="P1"/>
      <text:p text:style-name="P1">15. Dha hladajće, kak byšće rozumnje chodźili, nic jako ći njemudri, ale jako ći mudri; ref((Mat. 10, 16.)) </text:p>
      <text:p text:style-name="P1"/>
      <text:p text:style-name="P1">16. A wukupće sebi sprawny čas, přetož tón čas je zły. ref((Rom. 12, 11. Kol. 4, 5.)) </text:p>
      <text:p text:style-name="P1"/>
      <text:p text:style-name="P1">17. Teho dla njebudźće njerozomni, ale rozumni na to, što by była teho Knjeza wola. ref((Rom. 12, 2. 1 Thes. 4, 3.)) </text:p>
      <text:p text:style-name="P1"/>
      <text:p text:style-name="P1">18. A njewopijće so wina, z kotrehož njezdobne wašnje přińdźe; ale budźće połni ducha, ref((Luk. 21, 34.)) </text:p>
      <text:p text:style-name="P1"/>
      <text:p text:style-name="P1">19. A ryčće bjez sobu wot pzalmow a wot khwalobnych a duchownych khěrlušow, zpěwajće a hrajće temu Knjezej we wašej wutrobje; ref((Kol. 3, 16.)) </text:p>
      <text:p text:style-name="P1"/>
      <text:p text:style-name="P1">20. A dźakujće so kóždy čas za wšo Bohu a temu Wótcu w tym mjenje našeho Knjeza Jezom Chrysta; ref((Kol. 3, 17.)) </text:p>
      <text:p text:style-name="P1"/>
      <text:p text:style-name="P1">21. A budźće jedyn druhemu poddani w bohabojosći. ref((1 Pětr. 5, 5.)) </text:p>
      <text:p text:style-name="P1"/>
      <text:p text:style-name="P1">%----------------------------------- </text:p>
      <text:p text:style-name="P1"/>
      <text:p text:style-name="P1">detail((Tekst na 21. njedźelu po swj. Trojicy. IV.))</text:p>
      <text:p text:style-name="P1"/>
      <text:p text:style-name="P1">%----------------------------------- </text:p>
      <text:p text:style-name="P1"/>
      <text:p text:style-name="P1">22. Wy žony, budźće poddane swojim mužam, jako temu Knjezej. ref((1 Mójz. 3, 16. Kol. 3, 18. 1 Pětr. 3, 1.)) </text:p>
      <text:p text:style-name="P1"/>
      <text:p text:style-name="P1">23. Přetož tón muž je teje žony hłowa, runje jako tež Chrystus je hłowa teje gmejny, a wón je swojeho ćěła zbóžnik. ref((1 Kor. 11, 3.)) </text:p>
      <text:p text:style-name="P1"/>
      <text:p text:style-name="P1">24. Ale kaž ta gmejna je Chrystusej poddana, tak tež žony swojim mužam we wšěch wěcach. </text:p>
      <text:p text:style-name="P1"/>
      <text:p text:style-name="P1">25. Wy mužojo, lubujće swoje žony, runje jako Chrystus lubował je tu gmejnu a je <text:soft-page-break/>so sam za nju podał, ref((Kol. 3, 19. Gal. 2, 20.)) </text:p>
      <text:p text:style-name="P1"/>
      <text:p text:style-name="P1">26. So by wón ju woswjećił, a je ju wučisćił přez tu kupjel w tym słowje, ref((Jan. 17, 17.)) </text:p>
      <text:p text:style-name="P1"/>
      <text:p text:style-name="P1">27. So by ju sam sebi postajił za krasnu gmejnu, kotraž njebyła zmazana abo njeměła žaneho zmorzka, ani ničeho tajkeho, ale zo by swjata a bjez poroka była. ref((Ps. 45, 14.)) </text:p>
      <text:p text:style-name="P1"/>
      <text:p text:style-name="P1">28. Tak dyrbja tež ći mužojo swoje žony lubować jako same swoje ćěła. Štóž swoju žonu lubuje, tón lubuje sam so. </text:p>
      <text:p text:style-name="P1"/>
      <text:p text:style-name="P1">29. Přetož nichtó njeje nihdy sam swoje ćěło hidźił; ale wón je kubła a pyta, runje jako tež tón Knjez tu gmejnu. </text:p>
      <text:p text:style-name="P1"/>
      <text:p text:style-name="P1">30. Přetož my smy stawy jeho ćěła, wot jeho mjasa a wot jeho kozćow. ref((Rom. 12, 5. 1 Kor. 6, 15.)) </text:p>
      <text:p text:style-name="P1"/>
      <text:p text:style-name="P1">31. Teho dla budźe čłowjek swojeho nana a swoju maćer wopušćić a k swojej žonje so dźeržeć, a budźetaj dwaj jene ćěło. ref((Mat. 19, 5.)) </text:p>
      <text:p text:style-name="P1"/>
      <text:p text:style-name="P1">32. Ta potajnozć je wulka: ja praju pak wot Chrystusa a wot teje gmejny. </text:p>
      <text:p text:style-name="P1"/>
      <text:p text:style-name="P1">33. Dha tež wy pak; haj, kóždy měj swoju žonu tak lubo, jako sam so; ta žona pak njech so boji teho muža.<text:span text:style-name="T1">]</text:span> 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3.tif.large.jpg </text:p>
      <text:p text:style-name="P1">%----------------------------------------------------------- </text:p>
      <text:p text:style-name="P1"/>
      <text:p text:style-name="P1">%----------------------------------- </text:p>
      <text:p text:style-name="P1"/>
      <text:p text:style-name="P1">staw((6. Staw.))</text:p>
      <text:p text:style-name="P1"/>
      <text:p text:style-name="P1">detail((Kšezćijanzka domjaza tafla, duchowne brónje.))</text:p>
      <text:p text:style-name="P1"/>
      <text:p text:style-name="P1">detail((Tekst na njedźelu Mizericordias Domini. IV.))</text:p>
      <text:p text:style-name="P1"/>
      <text:p text:style-name="P1">%----------------------------------- </text:p>
      <text:p text:style-name="P1"/>
      <text:p text:style-name="P1">1. [Wy dźěći, budźće posłušne swojimaj staršimaj w tym Knjezu; přetož to je zdobne. Kol. 3, 20. </text:p>
      <text:p text:style-name="P1"/>
      <text:p text:style-name="P1">2. Česć swojeho nana a maćer, to je ta prěnja kazń, kotraž slubjenje ma: ref((2 Mójz. 20, 12. 5 Mójz. 5, 16.)) </text:p>
      <text:p text:style-name="P1"/>
      <text:p text:style-name="P1">3. „So so ći derje póńdźe a ty dołho žiwy budźeš na zemi." </text:p>
      <text:p text:style-name="P1"/>
      <text:p text:style-name="P1">4. A wy nanojo, njewabće swoje dźěći k hněwej; ale ćehńće je horje w pózćiwozći a w napominanju k temu Knjezej.<text:span text:style-name="T1">]</text:span> ref((Kol. 3, 21.)) </text:p>
      <text:p text:style-name="P1"/>
      <text:p text:style-name="P1">5. Wy wotročcy, posłuchajće wašich ćělnych knježich z bojosću a z tšepjetanjom, w swěrnosći wašeje wutroby, jako Chrystusej samemu; ref((Kol. 3, 22. Tit. 2, 9. Phil. 2, 12. 1 Pětr. 2, 18.)) </text:p>
      <text:p text:style-name="P1"/>
      <text:p text:style-name="P1">6. Nic jeno ze słužbu před wočomaj, jako čłowjekam k lubosći, ale jako wotročcy Chrystusowi, zo byšće tajku wolu Božu činili z wutrobu a z dobrej wolu. </text:p>
      <text:p text:style-name="P1"/>
      <text:p text:style-name="P1">7. A wěsće, zo wy temu Knjezej słužiće a nic čłowjekam; </text:p>
      <text:p text:style-name="P1"/>
      <text:p text:style-name="P1">8. A štož kóždy dobre čini, za to budźe wón wot teho Knjeza mzdu dostać, njech je wotročk abo frejny. ref((Rom. 2, 6. 1 Kor. 3, 8.)) </text:p>
      <text:p text:style-name="P1"/>
      <text:p text:style-name="P1">9. A wy knježa, čińće to same tež na nich a wostajće so wašeho hroženja; a wěsće, zo tež waš a jich samych Knjez w njebjesach je, a wón njehlada na žanu paršonu. ref((Jap. zk. 10, 34.)) </text:p>
      <text:p text:style-name="P1"/>
      <text:p text:style-name="P1">%----------------------------------- </text:p>
      <text:p text:style-name="P1"/>
      <text:p text:style-name="P1">detail((Epistola na 21. njedźelu po swj. Trojicy.))</text:p>
      <text:p text:style-name="P1"/>
      <text:p text:style-name="P1">%----------------------------------- </text:p>
      <text:p text:style-name="P1"/>
      <text:p text:style-name="P1">10. [Najposlezy, moji bratřa, posylńće so w tym Knjezu a w tej mocy jeho sylnozće. ref((1 Kor. 16, 13.)) </text:p>
      <text:p text:style-name="P1"/>
      <text:p text:style-name="P1">11. Woblečće so cyłu bróń Božu, zo byšće wy móhli wobstać přećiwo čertowzkemu lesnemu nadběhanju. </text:p>
      <text:p text:style-name="P1"/>
      <text:p text:style-name="P1">12. Přetož my nimamy z krwju a z ćěłom wojować, ale z fěrštami a z móznymi a z knježimi teho swěta, kotřiž w tej swětnej ćěmnosći knježa, z tymi złymi duchami pod njebjesami. ref((Mat. 16, 17. Jan. 14, 30.)) </text:p>
      <text:p text:style-name="P1"/>
      <text:p text:style-name="P1">13. Teho dla wzmiće na so cyłu bróń Boźu, zo byšće wy, hdyž ta zła štunda přińdźe, móhli napřećiwo stać, wšitko derje dokonjeć a wobstać. </text:p>
      <text:p text:style-name="P1"/>
      <text:p text:style-name="P1"><text:soft-page-break/>14. Dha stejće a wopasajće swoje ledźby z wěrnozću a woblečće so kabat teje prawdosće, ref((Luk. 12, 35.)) </text:p>
      <text:p text:style-name="P1"/>
      <text:p text:style-name="P1">15. A wobujće so škórnje, zo byšće hotowi byli na ewangelion teho měra. </text:p>
      <text:p text:style-name="P1"/>
      <text:p text:style-name="P1">16. Nade wšitko zapšimńće škit teje wěry, z kotrymž zahasyć móžeće wšitke žehliwe šipy teho złeho njepřećela; ref((1 Pětr. 5, 9.)) </text:p>
      <text:p text:style-name="P1"/>
      <text:p text:style-name="P1">17. A wzmiće kłobuk teho zboža a mječ teho Ducha, kotryž je Bože słowo.<text:span text:style-name="T1">]</text:span> ref((Jez. 59, 17. 1 Thes. 5, 8.)) </text:p>
      <text:p text:style-name="P1"/>
      <text:p text:style-name="P1">18. Tež modlće so stajnje k Bohu we wšitkej nuzy, z próstwu a z modlitwu w Duchu, a wachujće na to ze wšej wobztajnozću a próstwu za wšitkich swjatych, </text:p>
      <text:p text:style-name="P1"/>
      <text:p text:style-name="P1">19. Tež za mnje, zo by mi date było to słowo z wjesełym wotewrjenjom mojeho erta, zo bych wědomne sčinił to potajnztwo teho ewangelija, ref((Kol. 4, 3. 2 Thes. 3, 1.)) </text:p>
      <text:p text:style-name="P1"/>
      <text:p text:style-name="P1">20. Kotrehož posoł ja sym w rjećazach, zo bych wot teho sameho chroble rěčał, kaž so zaleži. </text:p>
      <text:p text:style-name="P1"/>
      <text:p text:style-name="P1">21. So byšće pak wy tež wědźeli, kak zo mnu steji a što činju, to budźe wam wšitko k wědźenju sčinić Tychik, mój luby bratr a swěrny słužomnik w tym Knjezu, ref((Jap. zk. 20, 4.)) </text:p>
      <text:p text:style-name="P1"/>
      <text:p text:style-name="P1">22. Kotrehož teho sameho dla sym k wam pósłał, zo byšće zhonili, kak zo mnu steji, a zo by wón waše wutroby troštował. ref((Kol. 4, 7.)) </text:p>
      <text:p text:style-name="P1"/>
      <text:p text:style-name="P1">23. Měr budź z tymi bratrami a lubosć z wěru wot Boha Wótca a za Jezom Chrysta.</text:p>
      <text:p text:style-name="P2"><text:s/></text:p>
      <text:p text:style-name="P1">%----------------------------------- </text:p>
      <text:p text:style-name="P1">% https://digital.slub-dresden.de/data/kitodo/BibltojeZ_478590679/BibltojeZ_478590679_tif/jpegs/00001594.tif.large.jpg </text:p>
      <text:p text:style-name="P1">%----------------------------------------------------------- </text:p>
      <text:p text:style-name="P1"/>
      <text:p text:style-name="P1">24. Hnada budź ze wšitkimi, kotřiž lubo maja našeho Knjeza Jezom Chrysta wobstajnje. Hamjeń. ref((2 Kor. 13, 13.))</text:p>
      <text:p text:style-name="P1"/>
      <text:p text:style-name="P1">List, pisany z Roma na Ephesiskich a pósłany přez Tychik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egoe UI" svg:font-family="'Segoe UI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sb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sb" fo:country="D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Noto Sans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Noto Sans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Noto Sans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Noto Sans Mono CJK SC" style:font-size-asian="10pt" style:font-name-complex="Liberation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5-10-21T20:22:42.26</dc:date>
    <meta:editing-duration>PT1H30M42S</meta:editing-duration>
    <meta:editing-cycles>13</meta:editing-cycles>
    <meta:document-statistic meta:table-count="0" meta:image-count="0" meta:object-count="0" meta:page-count="15" meta:paragraph-count="252" meta:word-count="3775" meta:character-count="23758"/>
  </office:meta>
</office:document-meta>
</file>